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6cm" style:rel-column-width="678*"/>
    </style:style>
    <style:style style:name="Table1.B" style:family="table-column">
      <style:table-column-properties style:column-width="4.008cm" style:rel-column-width="2272*"/>
    </style:style>
    <style:style style:name="Table1.C" style:family="table-column">
      <style:table-column-properties style:column-width="4.997cm" style:rel-column-width="2833*"/>
    </style:style>
    <style:style style:name="Table1.D" style:family="table-column">
      <style:table-column-properties style:column-width="6.8cm" style:rel-column-width="385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96cm" style:rel-column-width="678*"/>
    </style:style>
    <style:style style:name="Table2.B" style:family="table-column">
      <style:table-column-properties style:column-width="4.008cm" style:rel-column-width="2272*"/>
    </style:style>
    <style:style style:name="Table2.C" style:family="table-column">
      <style:table-column-properties style:column-width="4.997cm" style:rel-column-width="2833*"/>
    </style:style>
    <style:style style:name="Table2.D" style:family="table-column">
      <style:table-column-properties style:column-width="6.8cm" style:rel-column-width="3855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196cm" style:rel-column-width="678*"/>
    </style:style>
    <style:style style:name="Table3.B" style:family="table-column">
      <style:table-column-properties style:column-width="2.004cm" style:rel-column-width="1136*"/>
    </style:style>
    <style:style style:name="Table3.D" style:family="table-column">
      <style:table-column-properties style:column-width="2.498cm" style:rel-column-width="1416*"/>
    </style:style>
    <style:style style:name="Table3.E" style:family="table-column">
      <style:table-column-properties style:column-width="2.499cm" style:rel-column-width="1417*"/>
    </style:style>
    <style:style style:name="Table3.F" style:family="table-column">
      <style:table-column-properties style:column-width="3.399cm" style:rel-column-width="1927*"/>
    </style:style>
    <style:style style:name="Table3.G" style:family="table-column">
      <style:table-column-properties style:column-width="3.401cm" style:rel-column-width="1928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paragraph-rsid="001e92c8"/>
    </style:style>
    <style:style style:name="P2" style:family="paragraph" style:parent-style-name="Standard">
      <style:text-properties officeooo:rsid="001e92c8" officeooo:paragraph-rsid="001e92c8"/>
    </style:style>
    <style:style style:name="P3" style:family="paragraph" style:parent-style-name="Standard">
      <style:text-properties officeooo:paragraph-rsid="0020485a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5" style:family="paragraph" style:parent-style-name="Standard">
      <style:text-properties officeooo:rsid="00223ff3" officeooo:paragraph-rsid="00223ff3"/>
    </style:style>
    <style:style style:name="P6" style:family="paragraph" style:parent-style-name="Standard">
      <style:text-properties officeooo:paragraph-rsid="00223ff3"/>
    </style:style>
    <style:style style:name="P7" style:family="paragraph" style:parent-style-name="Standard">
      <style:text-properties officeooo:paragraph-rsid="0023e480"/>
    </style:style>
    <style:style style:name="P8" style:family="paragraph" style:parent-style-name="Standard">
      <style:text-properties officeooo:paragraph-rsid="0024dc61"/>
    </style:style>
    <style:style style:name="P9" style:family="paragraph" style:parent-style-name="Standard">
      <style:text-properties officeooo:paragraph-rsid="0026736e"/>
    </style:style>
    <style:style style:name="P10" style:family="paragraph" style:parent-style-name="Standard">
      <style:text-properties officeooo:paragraph-rsid="0027907a"/>
    </style:style>
    <style:style style:name="P11" style:family="paragraph" style:parent-style-name="Standard">
      <style:text-properties officeooo:paragraph-rsid="0027f535"/>
    </style:style>
    <style:style style:name="P12" style:family="paragraph" style:parent-style-name="Standard">
      <style:text-properties officeooo:paragraph-rsid="002a993e"/>
    </style:style>
    <style:style style:name="P13" style:family="paragraph" style:parent-style-name="Standard">
      <style:paragraph-properties style:writing-mode="lr-tb"/>
      <style:text-properties officeooo:paragraph-rsid="002a993e"/>
    </style:style>
    <style:style style:name="P14" style:family="paragraph" style:parent-style-name="Standard">
      <style:text-properties officeooo:rsid="002cd338" officeooo:paragraph-rsid="002cd338"/>
    </style:style>
    <style:style style:name="P15" style:family="paragraph" style:parent-style-name="Standard">
      <style:text-properties officeooo:paragraph-rsid="002cd338"/>
    </style:style>
    <style:style style:name="P16" style:family="paragraph" style:parent-style-name="Standard">
      <style:text-properties officeooo:rsid="002d1a28" officeooo:paragraph-rsid="002d1a28"/>
    </style:style>
    <style:style style:name="P17" style:family="paragraph" style:parent-style-name="Standard">
      <style:text-properties officeooo:rsid="002ec5a7" officeooo:paragraph-rsid="002ec5a7"/>
    </style:style>
    <style:style style:name="P18" style:family="paragraph" style:parent-style-name="Standard">
      <style:text-properties officeooo:rsid="002f8ec6" officeooo:paragraph-rsid="002f8ec6"/>
    </style:style>
    <style:style style:name="P19" style:family="paragraph" style:parent-style-name="Standard">
      <style:text-properties officeooo:rsid="002feb1e" officeooo:paragraph-rsid="002feb1e"/>
    </style:style>
    <style:style style:name="P20" style:family="paragraph" style:parent-style-name="Standard">
      <style:paragraph-properties style:writing-mode="lr-tb"/>
      <style:text-properties officeooo:rsid="002feb1e" officeooo:paragraph-rsid="002feb1e"/>
    </style:style>
    <style:style style:name="P21" style:family="paragraph" style:parent-style-name="Standard">
      <style:text-properties officeooo:rsid="002feb1e" officeooo:paragraph-rsid="00429657"/>
    </style:style>
    <style:style style:name="P22" style:family="paragraph" style:parent-style-name="Standard">
      <style:text-properties officeooo:rsid="00307dd0" officeooo:paragraph-rsid="00307dd0"/>
    </style:style>
    <style:style style:name="P23" style:family="paragraph" style:parent-style-name="Standard">
      <style:text-properties officeooo:rsid="00307dd0" officeooo:paragraph-rsid="00492205"/>
    </style:style>
    <style:style style:name="P24" style:family="paragraph" style:parent-style-name="Standard">
      <style:paragraph-properties style:writing-mode="lr-tb"/>
      <style:text-properties officeooo:rsid="00307dd0" officeooo:paragraph-rsid="00492205"/>
    </style:style>
    <style:style style:name="P25" style:family="paragraph" style:parent-style-name="Standard">
      <style:text-properties officeooo:rsid="00307dd0" officeooo:paragraph-rsid="005148c4"/>
    </style:style>
    <style:style style:name="P26" style:family="paragraph" style:parent-style-name="Standard">
      <style:text-properties officeooo:paragraph-rsid="002a993e" fo:background-color="#ffff00"/>
    </style:style>
    <style:style style:name="P27" style:family="paragraph" style:parent-style-name="Standard">
      <style:text-properties officeooo:rsid="0046dc5b" officeooo:paragraph-rsid="0046dc5b"/>
    </style:style>
    <style:style style:name="P28" style:family="paragraph" style:parent-style-name="Standard">
      <style:text-properties officeooo:rsid="00471cd9" officeooo:paragraph-rsid="00471cd9"/>
    </style:style>
    <style:style style:name="P29" style:family="paragraph" style:parent-style-name="Standard">
      <style:text-properties officeooo:rsid="00492205" officeooo:paragraph-rsid="00492205"/>
    </style:style>
    <style:style style:name="P30" style:family="paragraph" style:parent-style-name="Standard">
      <style:paragraph-properties style:writing-mode="lr-tb"/>
      <style:text-properties officeooo:rsid="00492205" officeooo:paragraph-rsid="00492205"/>
    </style:style>
    <style:style style:name="P31" style:family="paragraph" style:parent-style-name="Standard">
      <style:text-properties officeooo:rsid="004a4175" officeooo:paragraph-rsid="004a4175"/>
    </style:style>
    <style:style style:name="P32" style:family="paragraph" style:parent-style-name="Standard">
      <style:paragraph-properties style:writing-mode="lr-tb"/>
      <style:text-properties officeooo:rsid="004a4175" officeooo:paragraph-rsid="004a4175"/>
    </style:style>
    <style:style style:name="P33" style:family="paragraph" style:parent-style-name="Standard">
      <style:text-properties officeooo:rsid="004d705b" officeooo:paragraph-rsid="004d705b"/>
    </style:style>
    <style:style style:name="P34" style:family="paragraph" style:parent-style-name="Standard">
      <style:text-properties officeooo:rsid="004f67ab" officeooo:paragraph-rsid="004f67ab"/>
    </style:style>
    <style:style style:name="P35" style:family="paragraph" style:parent-style-name="Standard">
      <style:text-properties officeooo:rsid="00505695" officeooo:paragraph-rsid="00505695"/>
    </style:style>
    <style:style style:name="P36" style:family="paragraph" style:parent-style-name="Standard">
      <style:text-properties officeooo:rsid="00553f97" officeooo:paragraph-rsid="00553f97"/>
    </style:style>
    <style:style style:name="P37" style:family="paragraph" style:parent-style-name="Standard">
      <style:text-properties officeooo:rsid="00588a43" officeooo:paragraph-rsid="00588a43"/>
    </style:style>
    <style:style style:name="P38" style:family="paragraph" style:parent-style-name="Table_20_Contents">
      <style:text-properties officeooo:rsid="001e92c8" officeooo:paragraph-rsid="001e92c8"/>
    </style:style>
    <style:style style:name="P39" style:family="paragraph" style:parent-style-name="Table_20_Contents">
      <style:paragraph-properties style:writing-mode="lr-tb"/>
      <style:text-properties officeooo:rsid="001e92c8" officeooo:paragraph-rsid="001e92c8"/>
    </style:style>
    <style:style style:name="P40" style:family="paragraph" style:parent-style-name="Table_20_Contents">
      <style:paragraph-properties fo:text-align="center" style:justify-single-word="false"/>
      <style:text-properties officeooo:rsid="001e92c8" officeooo:paragraph-rsid="001e92c8"/>
    </style:style>
    <style:style style:name="P41" style:family="paragraph" style:parent-style-name="Table_20_Contents">
      <style:paragraph-properties style:writing-mode="lr-tb"/>
      <style:text-properties officeooo:rsid="001e92c8" officeooo:paragraph-rsid="0020485a"/>
    </style:style>
    <style:style style:name="P42" style:family="paragraph" style:parent-style-name="Table_20_Contents">
      <style:text-properties officeooo:rsid="001e92c8" officeooo:paragraph-rsid="0020485a"/>
    </style:style>
    <style:style style:name="P43" style:family="paragraph" style:parent-style-name="Table_20_Contents">
      <style:text-properties officeooo:rsid="001e92c8" officeooo:paragraph-rsid="0023e480"/>
    </style:style>
    <style:style style:name="T1" style:family="text">
      <style:text-properties officeooo:rsid="001e92c8"/>
    </style:style>
    <style:style style:name="T2" style:family="text">
      <style:text-properties officeooo:rsid="0020485a"/>
    </style:style>
    <style:style style:name="T3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223ff3"/>
    </style:style>
    <style:style style:name="T5" style:family="text">
      <style:text-properties officeooo:rsid="0023e480"/>
    </style:style>
    <style:style style:name="T6" style:family="text">
      <style:text-properties officeooo:rsid="0024dc61"/>
    </style:style>
    <style:style style:name="T7" style:family="text">
      <style:text-properties officeooo:rsid="0026736e"/>
    </style:style>
    <style:style style:name="T8" style:family="text">
      <style:text-properties officeooo:rsid="002716c7"/>
    </style:style>
    <style:style style:name="T9" style:family="text">
      <style:text-properties officeooo:rsid="0027f535"/>
    </style:style>
    <style:style style:name="T10" style:family="text">
      <style:text-properties officeooo:rsid="00292135"/>
    </style:style>
    <style:style style:name="T11" style:family="text">
      <style:text-properties officeooo:rsid="002a993e"/>
    </style:style>
    <style:style style:name="T12" style:family="text">
      <style:text-properties officeooo:rsid="002b7d3d"/>
    </style:style>
    <style:style style:name="T13" style:family="text">
      <style:text-properties officeooo:rsid="002cd338"/>
    </style:style>
    <style:style style:name="T14" style:family="text">
      <style:text-properties officeooo:rsid="002d1a28"/>
    </style:style>
    <style:style style:name="T15" style:family="text">
      <style:text-properties officeooo:rsid="002da2e3"/>
    </style:style>
    <style:style style:name="T16" style:family="text">
      <style:text-properties officeooo:rsid="002ec5a7"/>
    </style:style>
    <style:style style:name="T17" style:family="text">
      <style:text-properties officeooo:rsid="002f8ec6"/>
    </style:style>
    <style:style style:name="T18" style:family="text">
      <style:text-properties officeooo:rsid="002feb1e"/>
    </style:style>
    <style:style style:name="T19" style:family="text">
      <style:text-properties officeooo:rsid="00307dd0"/>
    </style:style>
    <style:style style:name="T20" style:family="text">
      <style:text-properties officeooo:rsid="0034ced0"/>
    </style:style>
    <style:style style:name="T21" style:family="text">
      <style:text-properties officeooo:rsid="0035c295"/>
    </style:style>
    <style:style style:name="T22" style:family="text">
      <style:text-properties officeooo:rsid="0036ffc5"/>
    </style:style>
    <style:style style:name="T23" style:family="text">
      <style:text-properties officeooo:rsid="00382d45"/>
    </style:style>
    <style:style style:name="T24" style:family="text">
      <style:text-properties officeooo:rsid="003857f8"/>
    </style:style>
    <style:style style:name="T25" style:family="text">
      <style:text-properties officeooo:rsid="0038d0d4"/>
    </style:style>
    <style:style style:name="T26" style:family="text">
      <style:text-properties officeooo:rsid="003ac87e"/>
    </style:style>
    <style:style style:name="T27" style:family="text">
      <style:text-properties officeooo:rsid="003bbae2"/>
    </style:style>
    <style:style style:name="T28" style:family="text">
      <style:text-properties officeooo:rsid="003d6834"/>
    </style:style>
    <style:style style:name="T29" style:family="text">
      <style:text-properties officeooo:rsid="003d8f2b"/>
    </style:style>
    <style:style style:name="T30" style:family="text">
      <style:text-properties officeooo:rsid="003ed888"/>
    </style:style>
    <style:style style:name="T31" style:family="text">
      <style:text-properties officeooo:rsid="0040a155"/>
    </style:style>
    <style:style style:name="T32" style:family="text">
      <style:text-properties officeooo:rsid="00429657"/>
    </style:style>
    <style:style style:name="T33" style:family="text">
      <style:text-properties officeooo:rsid="0042b6b7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434fc0" fo:background-color="#ffff00" loext:char-shading-value="0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5c946f" fo:background-color="#ffff00" loext:char-shading-value="0"/>
    </style:style>
    <style:style style:name="T38" style:family="text">
      <style:text-properties officeooo:rsid="005c946f" fo:background-color="#ffff00" loext:char-shading-value="0"/>
    </style:style>
    <style:style style:name="T39" style:family="text">
      <style:text-properties officeooo:rsid="0045a8b4"/>
    </style:style>
    <style:style style:name="T40" style:family="text">
      <style:text-properties officeooo:rsid="00462fd6"/>
    </style:style>
    <style:style style:name="T41" style:family="text">
      <style:text-properties officeooo:rsid="00468508"/>
    </style:style>
    <style:style style:name="T42" style:family="text">
      <style:text-properties officeooo:rsid="0046dc5b"/>
    </style:style>
    <style:style style:name="T43" style:family="text">
      <style:text-properties officeooo:rsid="00471cd9"/>
    </style:style>
    <style:style style:name="T44" style:family="text">
      <style:text-properties officeooo:rsid="00492205"/>
    </style:style>
    <style:style style:name="T45" style:family="text">
      <style:text-properties officeooo:rsid="004a4175"/>
    </style:style>
    <style:style style:name="T46" style:family="text">
      <style:text-properties officeooo:rsid="004d705b"/>
    </style:style>
    <style:style style:name="T47" style:family="text">
      <style:text-properties officeooo:rsid="004f67ab"/>
    </style:style>
    <style:style style:name="T48" style:family="text">
      <style:text-properties officeooo:rsid="00505695"/>
    </style:style>
    <style:style style:name="T49" style:family="text">
      <style:text-properties officeooo:rsid="005148c4"/>
    </style:style>
    <style:style style:name="T50" style:family="text">
      <style:text-properties officeooo:rsid="00523345"/>
    </style:style>
    <style:style style:name="T51" style:family="text">
      <style:text-properties officeooo:rsid="00537212"/>
    </style:style>
    <style:style style:name="T52" style:family="text">
      <style:text-properties officeooo:rsid="00585191"/>
    </style:style>
    <style:style style:name="T53" style:family="text">
      <style:text-properties officeooo:rsid="00588a43"/>
    </style:style>
    <style:style style:name="T54" style:family="text">
      <style:text-properties officeooo:rsid="005ad5e7"/>
    </style:style>
    <style:style style:name="T55" style:family="text">
      <style:text-properties officeooo:rsid="005c946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>1) Decline वचस्, उषस् and वपुस<text:span text:style-name="T1">्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वचस् n</text:p>
          </table:table-cell>
          <table:table-cell table:style-name="Table1.A1" office:value-type="string">
            <text:p text:style-name="P40">Sg</text:p>
          </table:table-cell>
          <table:table-cell table:style-name="Table1.A1" office:value-type="string">
            <text:p text:style-name="P40">Du</text:p>
          </table:table-cell>
          <table:table-cell table:style-name="Table1.A1" office:value-type="string">
            <text:p text:style-name="P40">Pl</text:p>
          </table:table-cell>
        </table:table-row>
        <table:table-row>
          <table:table-cell table:style-name="Table1.A1" office:value-type="string">
            <text:p text:style-name="P40">Nom</text:p>
          </table:table-cell>
          <table:table-cell table:style-name="Table1.A1" office:value-type="string">
            <text:p text:style-name="P1">वच:</text:p>
          </table:table-cell>
          <table:table-cell table:style-name="Table1.A1" office:value-type="string">
            <text:p text:style-name="P38">वचसी</text:p>
          </table:table-cell>
          <table:table-cell table:style-name="Table1.A1" office:value-type="string">
            <text:p text:style-name="P38">वचांसि</text:p>
          </table:table-cell>
        </table:table-row>
        <table:table-row>
          <table:table-cell table:style-name="Table1.A1" office:value-type="string">
            <text:p text:style-name="P40">Voc</text:p>
          </table:table-cell>
          <table:table-cell table:style-name="Table1.A1" office:value-type="string">
            <text:p text:style-name="P1">वच:</text:p>
          </table:table-cell>
          <table:table-cell table:style-name="Table1.A1" office:value-type="string">
            <text:p text:style-name="P38">वचसी</text:p>
          </table:table-cell>
          <table:table-cell table:style-name="Table1.A1" office:value-type="string">
            <text:p text:style-name="P38">वचांसि</text:p>
          </table:table-cell>
        </table:table-row>
        <table:table-row>
          <table:table-cell table:style-name="Table1.A1" office:value-type="string">
            <text:p text:style-name="P40">Acc</text:p>
          </table:table-cell>
          <table:table-cell table:style-name="Table1.A1" office:value-type="string">
            <text:p text:style-name="P1">वच:</text:p>
          </table:table-cell>
          <table:table-cell table:style-name="Table1.A1" office:value-type="string">
            <text:p text:style-name="P38">वचसी</text:p>
          </table:table-cell>
          <table:table-cell table:style-name="Table1.A1" office:value-type="string">
            <text:p text:style-name="P38">वचांसि</text:p>
          </table:table-cell>
        </table:table-row>
        <table:table-row>
          <table:table-cell table:style-name="Table1.A1" office:value-type="string">
            <text:p text:style-name="P40">Instr</text:p>
          </table:table-cell>
          <table:table-cell table:style-name="Table1.A1" office:value-type="string">
            <text:p text:style-name="P1"><text:span text:style-name="T1">वचसा</text:span></text:p>
          </table:table-cell>
          <table:table-cell table:style-name="Table1.A1" office:value-type="string">
            <text:p text:style-name="P38">वचोभ्याम्</text:p>
          </table:table-cell>
          <table:table-cell table:style-name="Table1.A1" office:value-type="string">
            <text:p text:style-name="P38">वचोभिः</text:p>
          </table:table-cell>
        </table:table-row>
        <table:table-row>
          <table:table-cell table:style-name="Table1.A1" office:value-type="string">
            <text:p text:style-name="P40">Dat</text:p>
          </table:table-cell>
          <table:table-cell table:style-name="Table1.A1" office:value-type="string">
            <text:p text:style-name="P38">वचसे</text:p>
          </table:table-cell>
          <table:table-cell table:style-name="Table1.A1" office:value-type="string">
            <text:p text:style-name="P38">वचोभ्याम्</text:p>
          </table:table-cell>
          <table:table-cell table:style-name="Table1.A1" office:value-type="string">
            <text:p text:style-name="P38">वचोभ्यः</text:p>
          </table:table-cell>
        </table:table-row>
        <table:table-row>
          <table:table-cell table:style-name="Table1.A1" office:value-type="string">
            <text:p text:style-name="P40">Abl</text:p>
          </table:table-cell>
          <table:table-cell table:style-name="Table1.A1" office:value-type="string">
            <text:p text:style-name="P38">वचसः</text:p>
          </table:table-cell>
          <table:table-cell table:style-name="Table1.A1" office:value-type="string">
            <text:p text:style-name="P38">वचोभ्याम्</text:p>
          </table:table-cell>
          <table:table-cell table:style-name="Table1.A1" office:value-type="string">
            <text:p text:style-name="P38">वचोभ्यः</text:p>
          </table:table-cell>
        </table:table-row>
        <table:table-row>
          <table:table-cell table:style-name="Table1.A1" office:value-type="string">
            <text:p text:style-name="P40">Gen</text:p>
          </table:table-cell>
          <table:table-cell table:style-name="Table1.A1" office:value-type="string">
            <text:p text:style-name="P38">वचसः</text:p>
          </table:table-cell>
          <table:table-cell table:style-name="Table1.A1" office:value-type="string">
            <text:p text:style-name="P38">वचसोः</text:p>
          </table:table-cell>
          <table:table-cell table:style-name="Table1.A1" office:value-type="string">
            <text:p text:style-name="P38">वचसाम्</text:p>
          </table:table-cell>
        </table:table-row>
        <table:table-row>
          <table:table-cell table:style-name="Table1.A1" office:value-type="string">
            <text:p text:style-name="P40">Loc</text:p>
          </table:table-cell>
          <table:table-cell table:style-name="Table1.A1" office:value-type="string">
            <text:p text:style-name="P38">वचसि</text:p>
          </table:table-cell>
          <table:table-cell table:style-name="Table1.A1" office:value-type="string">
            <text:p text:style-name="P38">वचसोः</text:p>
          </table:table-cell>
          <table:table-cell table:style-name="Table1.A1" office:value-type="string">
            <text:p text:style-name="P38">वचःसु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उषस् <text:span text:style-name="T2">f</text:span></text:p>
          </table:table-cell>
          <table:table-cell table:style-name="Table2.A1" office:value-type="string">
            <text:p text:style-name="P40">Sg</text:p>
          </table:table-cell>
          <table:table-cell table:style-name="Table2.A1" office:value-type="string">
            <text:p text:style-name="P40">Du</text:p>
          </table:table-cell>
          <table:table-cell table:style-name="Table2.A1" office:value-type="string">
            <text:p text:style-name="P40">Pl</text:p>
          </table:table-cell>
        </table:table-row>
        <table:table-row>
          <table:table-cell table:style-name="Table2.A1" office:value-type="string">
            <text:p text:style-name="P40">Nom</text:p>
          </table:table-cell>
          <table:table-cell table:style-name="Table2.A1" office:value-type="string">
            <text:p text:style-name="P1">उष<text:span text:style-name="T2">ाः</text:span></text:p>
          </table:table-cell>
          <table:table-cell table:style-name="Table2.A1" office:value-type="string">
            <text:p text:style-name="P39">उषस<text:span text:style-name="T2">ौ</text:span></text:p>
          </table:table-cell>
          <table:table-cell table:style-name="Table2.A1" office:value-type="string">
            <text:p text:style-name="P38">उष<text:span text:style-name="T2">सः</text:span></text:p>
          </table:table-cell>
        </table:table-row>
        <table:table-row>
          <table:table-cell table:style-name="Table2.A1" office:value-type="string">
            <text:p text:style-name="P40">Voc</text:p>
          </table:table-cell>
          <table:table-cell table:style-name="Table2.A1" office:value-type="string">
            <text:p text:style-name="P1">उष:</text:p>
          </table:table-cell>
          <table:table-cell table:style-name="Table2.A1" office:value-type="string">
            <text:p text:style-name="P41">उषस<text:span text:style-name="T2">ौ</text:span></text:p>
          </table:table-cell>
          <table:table-cell table:style-name="Table2.A1" office:value-type="string">
            <text:p text:style-name="P42">उष<text:span text:style-name="T2">सः</text:span></text:p>
          </table:table-cell>
        </table:table-row>
        <table:table-row>
          <table:table-cell table:style-name="Table2.A1" office:value-type="string">
            <text:p text:style-name="P40">Acc</text:p>
          </table:table-cell>
          <table:table-cell table:style-name="Table2.A1" office:value-type="string">
            <text:p text:style-name="P1">उष<text:span text:style-name="T2">सम्</text:span></text:p>
          </table:table-cell>
          <table:table-cell table:style-name="Table2.A1" office:value-type="string">
            <text:p text:style-name="P41">उषस<text:span text:style-name="T2">ौ</text:span></text:p>
          </table:table-cell>
          <table:table-cell table:style-name="Table2.A1" office:value-type="string">
            <text:p text:style-name="P42">उष<text:span text:style-name="T2">सः</text:span></text:p>
          </table:table-cell>
        </table:table-row>
        <table:table-row>
          <table:table-cell table:style-name="Table2.A1" office:value-type="string">
            <text:p text:style-name="P40">Instr</text:p>
          </table:table-cell>
          <table:table-cell table:style-name="Table2.A1" office:value-type="string">
            <text:p text:style-name="P1"><text:span text:style-name="T1">उषसा</text:span></text:p>
          </table:table-cell>
          <table:table-cell table:style-name="Table2.A1" office:value-type="string">
            <text:p text:style-name="P38">उषोभ्याम्</text:p>
          </table:table-cell>
          <table:table-cell table:style-name="Table2.A1" office:value-type="string">
            <text:p text:style-name="P38">उषोभिः</text:p>
          </table:table-cell>
        </table:table-row>
        <table:table-row>
          <table:table-cell table:style-name="Table2.A1" office:value-type="string">
            <text:p text:style-name="P40">Dat</text:p>
          </table:table-cell>
          <table:table-cell table:style-name="Table2.A1" office:value-type="string">
            <text:p text:style-name="P38">उषसे</text:p>
          </table:table-cell>
          <table:table-cell table:style-name="Table2.A1" office:value-type="string">
            <text:p text:style-name="P38">उषोभ्याम्</text:p>
          </table:table-cell>
          <table:table-cell table:style-name="Table2.A1" office:value-type="string">
            <text:p text:style-name="P38">उषोभ्यः</text:p>
          </table:table-cell>
        </table:table-row>
        <table:table-row>
          <table:table-cell table:style-name="Table2.A1" office:value-type="string">
            <text:p text:style-name="P40">Abl</text:p>
          </table:table-cell>
          <table:table-cell table:style-name="Table2.A1" office:value-type="string">
            <text:p text:style-name="P38">उषसः</text:p>
          </table:table-cell>
          <table:table-cell table:style-name="Table2.A1" office:value-type="string">
            <text:p text:style-name="P38">उषोभ्याम्</text:p>
          </table:table-cell>
          <table:table-cell table:style-name="Table2.A1" office:value-type="string">
            <text:p text:style-name="P38">उषोभ्यः</text:p>
          </table:table-cell>
        </table:table-row>
        <table:table-row>
          <table:table-cell table:style-name="Table2.A1" office:value-type="string">
            <text:p text:style-name="P40">Gen</text:p>
          </table:table-cell>
          <table:table-cell table:style-name="Table2.A1" office:value-type="string">
            <text:p text:style-name="P38">उषसः</text:p>
          </table:table-cell>
          <table:table-cell table:style-name="Table2.A1" office:value-type="string">
            <text:p text:style-name="P38">उष<text:span text:style-name="T2">सोः</text:span></text:p>
          </table:table-cell>
          <table:table-cell table:style-name="Table2.A1" office:value-type="string">
            <text:p text:style-name="P38">उषसाम्</text:p>
          </table:table-cell>
        </table:table-row>
        <table:table-row>
          <table:table-cell table:style-name="Table2.A1" office:value-type="string">
            <text:p text:style-name="P40">Loc</text:p>
          </table:table-cell>
          <table:table-cell table:style-name="Table2.A1" office:value-type="string">
            <text:p text:style-name="P38">उषसि</text:p>
          </table:table-cell>
          <table:table-cell table:style-name="Table2.A1" office:value-type="string">
            <text:p text:style-name="P38">उष<text:span text:style-name="T2">सोः</text:span></text:p>
          </table:table-cell>
          <table:table-cell table:style-name="Table2.A1" office:value-type="string">
            <text:p text:style-name="P38">उषःसु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<text:span text:style-name="T3">वपुस्</text:span></text:p>
            <text:p text:style-name="P5">mfn</text:p>
          </table:table-cell>
          <table:table-cell table:style-name="Table3.A1" table:number-columns-spanned="2" office:value-type="string">
            <text:p text:style-name="P40">Sg</text:p>
          </table:table-cell>
          <table:covered-table-cell/>
          <table:table-cell table:style-name="Table3.A1" table:number-columns-spanned="2" office:value-type="string">
            <text:p text:style-name="P40">Du</text:p>
          </table:table-cell>
          <table:covered-table-cell/>
          <table:table-cell table:style-name="Table3.A1" table:number-columns-spanned="2" office:value-type="string">
            <text:p text:style-name="P40">Pl</text:p>
          </table:table-cell>
          <table:covered-table-cell/>
        </table:table-row>
        <table:table-row>
          <table:table-cell table:style-name="Table3.A1" office:value-type="string">
            <text:p text:style-name="P40">Nom</text:p>
          </table:table-cell>
          <table:table-cell table:style-name="Table3.A1" table:number-columns-spanned="2" office:value-type="string">
            <text:p text:style-name="P1">वपु:</text:p>
          </table:table-cell>
          <table:covered-table-cell/>
          <table:table-cell table:style-name="Table3.A1" office:value-type="string">
            <text:p text:style-name="P38">वपुषी</text:p>
          </table:table-cell>
          <table:table-cell table:style-name="Table3.A1" office:value-type="string">
            <text:p text:style-name="P7">वपु<text:span text:style-name="T5">षौ</text:span></text:p>
          </table:table-cell>
          <table:table-cell table:style-name="Table3.A1" office:value-type="string">
            <text:p text:style-name="P43">वप<text:span text:style-name="T5">ूं</text:span>षि</text:p>
          </table:table-cell>
          <table:table-cell table:style-name="Table3.A1" office:value-type="string">
            <text:p text:style-name="P43">वप<text:span text:style-name="T5">ुषः</text:span></text:p>
          </table:table-cell>
        </table:table-row>
        <table:table-row>
          <table:table-cell table:style-name="Table3.A1" office:value-type="string">
            <text:p text:style-name="P40">Voc</text:p>
          </table:table-cell>
          <table:table-cell table:style-name="Table3.A1" table:number-columns-spanned="2" office:value-type="string">
            <text:p text:style-name="P1">वपु:</text:p>
          </table:table-cell>
          <table:covered-table-cell/>
          <table:table-cell table:style-name="Table3.A1" office:value-type="string">
            <text:p text:style-name="P38">वपुषी</text:p>
          </table:table-cell>
          <table:table-cell table:style-name="Table3.A1" office:value-type="string">
            <text:p text:style-name="P7">वपु<text:span text:style-name="T5">षौ</text:span></text:p>
          </table:table-cell>
          <table:table-cell table:style-name="Table3.A1" office:value-type="string">
            <text:p text:style-name="P43">वप<text:span text:style-name="T5">ूं</text:span>षि</text:p>
          </table:table-cell>
          <table:table-cell table:style-name="Table3.A1" office:value-type="string">
            <text:p text:style-name="P43">वप<text:span text:style-name="T5">ुषः</text:span></text:p>
          </table:table-cell>
        </table:table-row>
        <table:table-row>
          <table:table-cell table:style-name="Table3.A1" office:value-type="string">
            <text:p text:style-name="P40">Acc</text:p>
          </table:table-cell>
          <table:table-cell table:style-name="Table3.A1" office:value-type="string">
            <text:p text:style-name="P1">वपु:</text:p>
          </table:table-cell>
          <table:table-cell table:style-name="Table3.A1" office:value-type="string">
            <text:p text:style-name="P6">वपु<text:span text:style-name="T4">षम्</text:span></text:p>
          </table:table-cell>
          <table:table-cell table:style-name="Table3.A1" office:value-type="string">
            <text:p text:style-name="P38">वपुषी</text:p>
          </table:table-cell>
          <table:table-cell table:style-name="Table3.A1" office:value-type="string">
            <text:p text:style-name="P7">वपु<text:span text:style-name="T5">षौ</text:span></text:p>
          </table:table-cell>
          <table:table-cell table:style-name="Table3.A1" office:value-type="string">
            <text:p text:style-name="P43">वप<text:span text:style-name="T5">ूं</text:span>षि</text:p>
          </table:table-cell>
          <table:table-cell table:style-name="Table3.A1" office:value-type="string">
            <text:p text:style-name="P43">वप<text:span text:style-name="T5">ुषः</text:span></text:p>
          </table:table-cell>
        </table:table-row>
        <table:table-row>
          <table:table-cell table:style-name="Table3.A1" office:value-type="string">
            <text:p text:style-name="P40">Instr</text:p>
          </table:table-cell>
          <table:table-cell table:style-name="Table3.A1" table:number-columns-spanned="2" office:value-type="string">
            <text:p text:style-name="P1"><text:span text:style-name="T1">वपुषा</text:span></text:p>
          </table:table-cell>
          <table:covered-table-cell/>
          <table:table-cell table:style-name="Table3.A1" table:number-columns-spanned="2" office:value-type="string">
            <text:p text:style-name="P38">वपुर्भ्याम्</text:p>
          </table:table-cell>
          <table:covered-table-cell/>
          <table:table-cell table:style-name="Table3.A1" table:number-columns-spanned="2" office:value-type="string">
            <text:p text:style-name="P43">वप<text:span text:style-name="T5">ुर्</text:span>भिः</text:p>
          </table:table-cell>
          <table:covered-table-cell/>
        </table:table-row>
        <table:table-row>
          <table:table-cell table:style-name="Table3.A1" office:value-type="string">
            <text:p text:style-name="P40">Dat</text:p>
          </table:table-cell>
          <table:table-cell table:style-name="Table3.A1" table:number-columns-spanned="2" office:value-type="string">
            <text:p text:style-name="P38">वपुषे</text:p>
          </table:table-cell>
          <table:covered-table-cell/>
          <table:table-cell table:style-name="Table3.A1" table:number-columns-spanned="2" office:value-type="string">
            <text:p text:style-name="P38">वपुर्भ्याम्</text:p>
          </table:table-cell>
          <table:covered-table-cell/>
          <table:table-cell table:style-name="Table3.A1" table:number-columns-spanned="2" office:value-type="string">
            <text:p text:style-name="P43">वप<text:span text:style-name="T5">ुर्</text:span>भ्यः</text:p>
          </table:table-cell>
          <table:covered-table-cell/>
        </table:table-row>
        <table:table-row>
          <table:table-cell table:style-name="Table3.A1" office:value-type="string">
            <text:p text:style-name="P40">Abl</text:p>
          </table:table-cell>
          <table:table-cell table:style-name="Table3.A1" table:number-columns-spanned="2" office:value-type="string">
            <text:p text:style-name="P38">वपुषः</text:p>
          </table:table-cell>
          <table:covered-table-cell/>
          <table:table-cell table:style-name="Table3.A1" table:number-columns-spanned="2" office:value-type="string">
            <text:p text:style-name="P38">वपुर्भ्याम्</text:p>
          </table:table-cell>
          <table:covered-table-cell/>
          <table:table-cell table:style-name="Table3.A1" table:number-columns-spanned="2" office:value-type="string">
            <text:p text:style-name="P43">वप<text:span text:style-name="T5">ुर्</text:span>भ्यः</text:p>
          </table:table-cell>
          <table:covered-table-cell/>
        </table:table-row>
        <table:table-row>
          <table:table-cell table:style-name="Table3.A1" office:value-type="string">
            <text:p text:style-name="P40">Gen</text:p>
          </table:table-cell>
          <table:table-cell table:style-name="Table3.A1" table:number-columns-spanned="2" office:value-type="string">
            <text:p text:style-name="P38">वपुषः</text:p>
          </table:table-cell>
          <table:covered-table-cell/>
          <table:table-cell table:style-name="Table3.A1" table:number-columns-spanned="2" office:value-type="string">
            <text:p text:style-name="P43">वपु<text:span text:style-name="T5">ष</text:span>ोः</text:p>
          </table:table-cell>
          <table:covered-table-cell/>
          <table:table-cell table:style-name="Table3.A1" table:number-columns-spanned="2" office:value-type="string">
            <text:p text:style-name="P43">वप<text:span text:style-name="T5">ु</text:span>षाम्</text:p>
          </table:table-cell>
          <table:covered-table-cell/>
        </table:table-row>
        <table:table-row>
          <table:table-cell table:style-name="Table3.A1" office:value-type="string">
            <text:p text:style-name="P40">Loc</text:p>
          </table:table-cell>
          <table:table-cell table:style-name="Table3.A1" table:number-columns-spanned="2" office:value-type="string">
            <text:p text:style-name="P38">वपुषि</text:p>
          </table:table-cell>
          <table:covered-table-cell/>
          <table:table-cell table:style-name="Table3.A1" table:number-columns-spanned="2" office:value-type="string">
            <text:p text:style-name="P43">वपु<text:span text:style-name="T5">ष</text:span>ोः</text:p>
          </table:table-cell>
          <table:covered-table-cell/>
          <table:table-cell table:style-name="Table3.A1" table:number-columns-spanned="2" office:value-type="string">
            <text:p text:style-name="P43">वप<text:span text:style-name="T5">ु</text:span>ःषु</text:p>
          </table:table-cell>
          <table:covered-table-cell/>
        </table:table-row>
      </table:table>
      <text:p text:style-name="P1"/>
      <text:p text:style-name="P1">2) Identify and translate.</text:p>
      <text:p text:style-name="P1"/>
      <text:p text:style-name="P8">१) वचोभिः → <text:span text:style-name="T6">Instr, pl, n</text:span>→ <text:s/><text:span text:style-name="T6">словами, речами</text:span></text:p>
      <text:p text:style-name="P8">२) तपसः →<text:span text:style-name="T6">Abl/Gen, sg, n</text:span> → <text:span text:style-name="T6">от жара(аскетизма), у жара(аскетизма)</text:span></text:p>
      <text:p text:style-name="P8">३) रहसि → <text:span text:style-name="T6">Loc, sg, n</text:span>→ <text:span text:style-name="T6">в одиночестве, </text:span><text:span text:style-name="T20">в тайне</text:span></text:p>
      <text:p text:style-name="P8">४) चेतसी → <text:span text:style-name="T6">Nom/Acc/Voc, du, n</text:span>→ <text:s/><text:span text:style-name="T8">(о)две мысли</text:span></text:p>
      <text:p text:style-name="P8">५) सुमनांसि → <text:span text:style-name="T6">Nom/Acc/Voc, </text:span><text:span text:style-name="T8">pl, n</text:span>→ <text:s/><text:span text:style-name="T8">(о)доброжелательное</text:span></text:p>
      <text:p text:style-name="P8">६) चक्षुर्भ्याम् → <text:span text:style-name="T6">Instr/Dat/Abl, du, n</text:span>→ <text:span text:style-name="T8">двумя глазами, двум глазам, из двух глаз</text:span> </text:p>
      <text:p text:style-name="P8">७) हविर्भिः → <text:span text:style-name="T7">Instr, pl, </text:span><text:span text:style-name="T6">n</text:span>→ <text:s/><text:span text:style-name="T8">жертвами</text:span></text:p>
      <text:p text:style-name="P8">८) सुमनसौ → <text:span text:style-name="T7">Nom/Acc/Voc, du, </text:span><text:span text:style-name="T6">mf</text:span>→ <text:s/><text:span text:style-name="T8">(о) (двое)добросердечные(ых)</text:span></text:p>
      <text:p text:style-name="P8">९) वपुःषु → <text:span text:style-name="T7">Loc, pl, </text:span><text:span text:style-name="T6">n</text:span>→ <text:s/><text:span text:style-name="T8">в формах, в красотах, </text:span><text:span text:style-name="T21">в образах</text:span></text:p>
      <text:p text:style-name="P8"><text:soft-page-break/>१०) नमसे → <text:span text:style-name="T7">Dat, sg, </text:span><text:span text:style-name="T6">n</text:span>→ <text:s/><text:span text:style-name="T8">почтению</text:span></text:p>
      <text:p text:style-name="P8">११) अचक्षुः → <text:span text:style-name="T7">Nom/Voc, sg, </text:span><text:span text:style-name="T6">mf, </text:span><text:span text:style-name="T7">Acc, sg, n</text:span>→ <text:s/><text:span text:style-name="T8">(о)слепой(ая), слепое</text:span></text:p>
      <text:p text:style-name="P8">१२) रजसा → <text:span text:style-name="T7">Inst, sg, </text:span><text:span text:style-name="T6">n</text:span>→ <text:s/><text:span text:style-name="T8">туманом, пылью, страстью</text:span></text:p>
      <text:p text:style-name="P8">१३) चक्षुषोः → <text:span text:style-name="T7">Gen/Loc, du, </text:span><text:span text:style-name="T6">n</text:span>→ <text:s/><text:span text:style-name="T8">у (двух) глаз, в (двух) глазах</text:span></text:p>
      <text:p text:style-name="P8">१४) उषसि → <text:span text:style-name="T7">Loc, sg, </text:span><text:span text:style-name="T6">f</text:span>→ <text:s/><text:span text:style-name="T8">на заре</text:span></text:p>
      <text:p text:style-name="P8">१५) शिरसि → <text:span text:style-name="T7">Loc, sg, </text:span><text:span text:style-name="T6">n</text:span>→ <text:s/><text:span text:style-name="T8">в голове, на вершине, на пике</text:span></text:p>
      <text:p text:style-name="P8">१६) सुमनसा → <text:span text:style-name="T7">Inst, sg, </text:span><text:span text:style-name="T6">mfn</text:span>→ <text:s/><text:span text:style-name="T8">добросердечным(ой)</text:span></text:p>
      <text:p text:style-name="P8">१७) चेतांसि → <text:span text:style-name="T7">Nom/Acc/Voc, pl. </text:span><text:span text:style-name="T6">n</text:span>→ <text:s/><text:span text:style-name="T8">(о) мысли</text:span></text:p>
      <text:p text:style-name="P8">१८) <text:bookmark-start text:name="__DdeLink__6107_3924958822"/>ओजः<text:bookmark-end text:name="__DdeLink__6107_3924958822"/> → <text:span text:style-name="T7">Nom/Acc/Voc, sg, </text:span><text:span text:style-name="T6">n </text:span>→ <text:s/><text:span text:style-name="T8">(о) сила, силу</text:span></text:p>
      <text:p text:style-name="P8">१९) उषाः → <text:span text:style-name="T7">Nom/Voc, sg, </text:span><text:span text:style-name="T6">f</text:span>→ <text:s/><text:span text:style-name="T7">(о) заря</text:span></text:p>
      <text:p text:style-name="P8">२०) रजसि → <text:span text:style-name="T7">Loc, sg, </text:span><text:span text:style-name="T6">n</text:span>→ <text:span text:style-name="T7">в тумане, в пыли, в страсти</text:span> </text:p>
      <text:p text:style-name="P8">२१) यशसा → <text:span text:style-name="T7">Inst, sg, </text:span><text:span text:style-name="T6">n</text:span>→ <text:s/><text:span text:style-name="T7">славой</text:span></text:p>
      <text:p text:style-name="P8">२२) अचक्षुषः → <text:span text:style-name="T7">Abl/Gen, sg, </text:span><text:span text:style-name="T6">mfn </text:span><text:span text:style-name="T7">\ Nom/Acc/Voc, pl, mf</text:span>→ <text:s/><text:span text:style-name="T7">от(у)слепого(ой), (о)слепые, слепых </text:span></text:p>
      <text:p text:style-name="P8">२३) ओजसे → <text:span text:style-name="T7">Dat, sg, </text:span><text:span text:style-name="T6">n</text:span> → <text:s/><text:span text:style-name="T7">силе</text:span></text:p>
      <text:p text:style-name="P9">२४) उषसः → <text:span text:style-name="T7">Abl/Gen, sg, </text:span><text:span text:style-name="T6">f </text:span><text:span text:style-name="T7">\ Nom/Acc/Voc, pl, f</text:span>→ <text:s/><text:span text:style-name="T7">от(у) зари, (о)заря, з</text:span><text:span text:style-name="T22">ори</text:span></text:p>
      <text:p text:style-name="P9">२५) हविषः → <text:span text:style-name="T7">Abl/Gen, sg, n</text:span>→ <text:s/><text:span text:style-name="T7">(от, у) жертвы</text:span></text:p>
      <text:p text:style-name="P8">२६) चेतसि → <text:span text:style-name="T7">Loc, sg, </text:span><text:span text:style-name="T6">n</text:span>→ <text:s/><text:span text:style-name="T7">в интеллекте</text:span></text:p>
      <text:p text:style-name="P8">२७) सुमनाः → <text:span text:style-name="T7">Nom/Voc, sg, </text:span><text:span text:style-name="T6">mf</text:span>→ <text:s/><text:span text:style-name="T7">(о) добросердечный(ая)</text:span></text:p>
      <text:p text:style-name="P8">२८) हविर्भ्याम् → <text:span text:style-name="T7">Inst/Dat/Abl, du, </text:span><text:span text:style-name="T6">n</text:span>→<text:span text:style-name="T7">двумя жертвами, двум жертвам, от двух жертв</text:span> <text:s/></text:p>
      <text:p text:style-name="P8">२९) वपुषा → <text:span text:style-name="T7">Instr, sg, </text:span><text:span text:style-name="T6">n</text:span>→ <text:s/><text:span text:style-name="T8">формой, </text:span><text:span text:style-name="T7">красотой, </text:span><text:span text:style-name="T23">образом</text:span></text:p>
      <text:p text:style-name="P8">३०) अचक्षुःषु → <text:span text:style-name="T7">Loc, pl, </text:span><text:span text:style-name="T6">mfn</text:span>→ <text:s/><text:span text:style-name="T7">в слеп</text:span><text:span text:style-name="T24">ых</text:span></text:p>
      <text:p text:style-name="P8"/>
      <text:p text:style-name="P8"/>
      <text:p text:style-name="P8">3) Give the forms listed in brackets.</text:p>
      <text:p text:style-name="P8"/>
      <text:p text:style-name="P11">a) उषस्- (Instr Sg) → <text:span text:style-name="T1">उषसा</text:span>→ <text:span text:style-name="T10">зарёй</text:span></text:p>
      <text:p text:style-name="P11">b) वचस्- (Nom Du) → <text:span text:style-name="T1">वचसी </text:span>→ <text:span text:style-name="T10">два слова, две речи</text:span></text:p>
      <text:p text:style-name="P11">c) हविस्- (Dat Pl)→ <text:span text:style-name="T9">हविर्भ्यः</text:span> → <text:span text:style-name="T10">жертвам</text:span></text:p>
      <text:p text:style-name="P10">d) चेतस्- (Loc Pl)→ <text:span text:style-name="T9">चेतःसु</text:span> → <text:span text:style-name="T10">в мыслях</text:span></text:p>
      <text:p text:style-name="P10">e) उषस्- (Nom Sg)→ <text:span text:style-name="T9">उषाः</text:span> → <text:span text:style-name="T10">заря</text:span></text:p>
      <text:p text:style-name="P10">f) हविस्- (Instr Pl)→ <text:span text:style-name="T9">हविर्भिः</text:span> → <text:span text:style-name="T10">жертвами</text:span></text:p>
      <text:p text:style-name="P10">g) अचक्षुस<text:span text:style-name="T9">्</text:span> (Dat Pl)→ <text:span text:style-name="T9">अचक्षुर्भ्यः</text:span> → <text:span text:style-name="T10">слепым</text:span></text:p>
      <text:p text:style-name="P10">h) यशस्- (Gen Sg)→ <text:span text:style-name="T9">यशसः</text:span> → <text:span text:style-name="T10">у славы</text:span></text:p>
      <text:p text:style-name="P10">i) नमस्- (Acc Sg)→ <text:span text:style-name="T9">नमः</text:span> → <text:span text:style-name="T10">почтение</text:span></text:p>
      <text:p text:style-name="P10">j) ओजस्- (Abl Sg)→ <text:span text:style-name="T25">ओ</text:span><text:span text:style-name="T9">जसः</text:span> → <text:span text:style-name="T10">от силы</text:span></text:p>
      <text:p text:style-name="P10">k) वपुस<text:span text:style-name="T9">्</text:span> (Voc Sg)→ <text:span text:style-name="T9">वपुः</text:span> → <text:span text:style-name="T10">о красота</text:span></text:p>
      <text:p text:style-name="P10">l) रजस्- (Loc Sg)→ <text:span text:style-name="T9">रजसि</text:span> → <text:span text:style-name="T10">в страсти</text:span></text:p>
      <text:p text:style-name="P10">m) रहस्- (Acc Sg)→ <text:span text:style-name="T9">रहः</text:span> → <text:span text:style-name="T10">одиночество</text:span></text:p>
      <text:p text:style-name="P10">n) चक्<text:span text:style-name="T9">षुस्</text:span> (Dat Pl)→ <text:span text:style-name="T9">चक्षुर्भ्यः</text:span> → <text:span text:style-name="T10">глазам</text:span></text:p>
      <text:p text:style-name="P10">o) हविस्- (Dat Du)→ <text:span text:style-name="T9">हविर्भ्याम्</text:span> → <text:span text:style-name="T10">двум жертвам</text:span></text:p>
      <text:p text:style-name="P10">p) तपस्- (Instr Sg)→ <text:s/><text:span text:style-name="T9">तपसा</text:span>→ <text:span text:style-name="T10">жаром</text:span></text:p>
      <text:p text:style-name="P8"/>
      <text:p text:style-name="P8"/>
      <text:p text:style-name="P8">4) Translate into English.</text:p>
      <text:p text:style-name="P8"/>
      <text:p text:style-name="P12">a) ब्रूहि → <text:span text:style-name="T11">Imper, 2p, sg</text:span>→ <text:span text:style-name="T12">говори</text:span></text:p>
      <text:p text:style-name="P12"><text:soft-page-break/>b) <text:bookmark-start text:name="__DdeLink__6120_3924958822"/>उदी<text:bookmark-end text:name="__DdeLink__6120_3924958822"/>क्षस्व→<text:span text:style-name="T11">Imper, 2p, sg, ma</text:span> → <text:s/><text:span text:style-name="T12">смотри </text:span><text:span text:style-name="T26">вверх</text:span><text:span text:style-name="T12">, жди?</text:span></text:p>
      <text:p text:style-name="P12">c) कुरुतम्→ <text:span text:style-name="T11">Imper, 2p, du</text:span>→ <text:s/><text:span text:style-name="T12">вы (двое) делайте</text:span></text:p>
      <text:p text:style-name="P26">d) शृणु→ <text:span text:style-name="T11">Imper, </text:span><text:span text:style-name="T27">2</text:span><text:span text:style-name="T11">p, sg</text:span>→ <text:s/><text:span text:style-name="T27">слушай</text:span></text:p>
      <text:p text:style-name="P12">e) जुहोतु→ <text:span text:style-name="T11">Imper, 3p, sg</text:span>→ <text:s/><text:span text:style-name="T12">пусть он приносит жертву</text:span></text:p>
      <text:p text:style-name="P12">f) गच्छाम→ <text:span text:style-name="T11">Imper, 1p, pl</text:span>→ <text:s/><text:span text:style-name="T12">давайте пойдём</text:span></text:p>
      <text:p text:style-name="P12">g) वृणीष्व→ <text:span text:style-name="T11">Imper, 2p, sg, ma</text:span>→ <text:s/><text:span text:style-name="T12">выбирай</text:span></text:p>
      <text:p text:style-name="P12">h) भाषताम्→ <text:span text:style-name="T11">Imper, </text:span><text:span text:style-name="T28">3</text:span><text:span text:style-name="T11">p, </text:span><text:span text:style-name="T28">sg</text:span>→ <text:s/><text:span text:style-name="T28">он пусть </text:span><text:span text:style-name="T12">говорит</text:span></text:p>
      <text:p text:style-name="P12">i) आगच्छन्तु→ <text:span text:style-name="T11">Imper, 3p, </text:span><text:span text:style-name="T29">pl</text:span>→ <text:s/><text:span text:style-name="T12">пусть он</text:span><text:span text:style-name="T29">и</text:span><text:span text:style-name="T12"> </text:span><text:span text:style-name="T29">придут</text:span></text:p>
      <text:p text:style-name="P12">j) पश्य→ <text:span text:style-name="T11">Imper, 2p, sg</text:span>→ <text:s/><text:span text:style-name="T12">смотри</text:span></text:p>
      <text:p text:style-name="P12">k) युध्यस्व→ <text:span text:style-name="T11">Imper, 2p, sg, ma</text:span>→ <text:s/><text:span text:style-name="T12">сражайся</text:span></text:p>
      <text:p text:style-name="P26">l) निषीद→ <text:span text:style-name="T11">Imper, 2p, </text:span><text:span text:style-name="T30">sg</text:span>→ <text:s/><text:span text:style-name="T12">сади</text:span><text:span text:style-name="T30">сь</text:span></text:p>
      <text:p text:style-name="P12">m) विद्धि→ <text:span text:style-name="T11">Imper, 2p, sg</text:span>→<text:span text:style-name="T12">знай</text:span></text:p>
      <text:p text:style-name="P12"/>
      <text:p text:style-name="P12">5) Translate into English.</text:p>
      <text:p text:style-name="P12"/>
      <text:p text:style-name="P12">१) पर्वतस्य शिर<text:span text:style-name="T13">ः</text:span> आरुह्य विश्व<text:span text:style-name="T13">म्</text:span> लोक<text:span text:style-name="T13">म्</text:span> द्रष्टु<text:span text:style-name="T13">म्</text:span> शक्ष्याम<text:span text:style-name="T13">ि</text:span> <text:span text:style-name="T13">इ</text:span>ति चिन्तयित्वा कुमारः पुरम<text:span text:style-name="T13">्</text:span> <text:span text:style-name="T13">अ</text:span>त्यजत् ।</text:p>
      <text:p text:style-name="P12">शिरः तु अप्तुम् न <text:span text:style-name="T13">अ</text:span>शक्नोत् ।</text:p>
      <text:p text:style-name="P14">На вершину горы поднявшись весь мир увидеть смогу – так подумав, юноша город покинул.</text:p>
      <text:p text:style-name="P14">Но вершину покорить не смог.</text:p>
      <text:p text:style-name="P15">२) <text:bookmark-start text:name="__DdeLink__6137_3924958822"/>यत्र<text:bookmark-end text:name="__DdeLink__6137_3924958822"/> चक्षूंषि तत्र वपुः ।</text:p>
      <text:p text:style-name="P16">где глаза, там красота. </text:p>
      <text:p text:style-name="P12">३) <text:bookmark-start text:name="__DdeLink__6144_3924958822"/><text:bookmark-start text:name="__DdeLink__6140_3924958822"/>अल<text:span text:style-name="T14">म्</text:span><text:bookmark-end text:name="__DdeLink__6144_3924958822"/><text:bookmark-end text:name="__DdeLink__6140_3924958822"/> <text:bookmark-start text:name="__DdeLink__6142_3924958822"/>भयेन<text:bookmark-end text:name="__DdeLink__6142_3924958822"/> । उत्तिष्ठ परंतप । परा<text:span text:style-name="T14">न्</text:span> <text:span text:style-name="T14">यु</text:span>ध्यस्व ।</text:p>
      <text:p text:style-name="P16">Хватит страха. Вставай, <text:span text:style-name="T31">мучитель</text:span> врагов. Сражайся с недругами.</text:p>
      <text:p text:style-name="P12">४) यश<text:span text:style-name="T14">ः</text:span> नम<text:span text:style-name="T14">ः</text:span> <text:span text:style-name="T14">च</text:span> सर्वस्मै क्षत्रियाय य<text:span text:style-name="T14">ः</text:span> धर्मवि<text:span text:style-name="T14">त्</text:span> <text:span text:style-name="T14">जि</text:span>त-<text:bookmark-start text:name="__DdeLink__6153_3924958822"/><text:span text:style-name="T14">इ</text:span>न्द्रिय<text:span text:style-name="T14">ः</text:span><text:bookmark-end text:name="__DdeLink__6153_3924958822"/> <text:span text:style-name="T14">च</text:span> <text:bookmark-start text:name="__DdeLink__6854_3924958822"/>मरणा<text:bookmark-end text:name="__DdeLink__6854_3924958822"/><text:span text:style-name="T32">त्</text:span> <text:span text:style-name="T14">न</text:span> बिभेति ।</text:p>
      <text:p text:style-name="P16">Слава и почёт <text:span text:style-name="T15">всякому </text:span>воину, который дхармы знаток и чувства победивший, смерти не боится.</text:p>
      <text:p text:style-name="P12">५) ओजसा नृपः परान<text:span text:style-name="T16">्</text:span> <text:bookmark-start text:name="__DdeLink__6157_3924958822"/><text:span text:style-name="T16">अ</text:span>भिभवि<text:bookmark-end text:name="__DdeLink__6157_3924958822"/>तुम<text:span text:style-name="T16">्</text:span> <text:span text:style-name="T16">अ</text:span>शक्नोत् ।</text:p>
      <text:p text:style-name="P17">Силой царь недругов одолеть не смог.</text:p>
      <text:p text:style-name="P12">६) बालः कन्यायै फलानि ददातु। कन्ये तानि फलानि भुङ्क्ष्व ।</text:p>
      <text:p text:style-name="P18">Мальчик девушке плоды пусть даст. Девушка те плоды ешь.</text:p>
      <text:p text:style-name="P12">७) नम<text:span text:style-name="T17">ः</text:span> देवेभ्यः कुरु सदा च तत्त्व<text:span text:style-name="T17">म्</text:span> ब्रूहि ।</text:p>
      <text:p text:style-name="P18">Почитание богам совершай и всегда <text:s/>правду говори.</text:p>
      <text:p text:style-name="P12">८) रजसि सुचक्षुष<text:span text:style-name="T18">ः</text:span> <text:span text:style-name="T18">अ</text:span>प<text:span text:style-name="T18">ि</text:span> <text:span text:style-name="T18">अ</text:span>चक्षुषः ।</text:p>
      <text:p text:style-name="P21">В страсти даже зорк<text:span text:style-name="T32">о</text:span>гл<text:span text:style-name="T33">а</text:span><text:span text:style-name="T32">зые</text:span> - незяч<text:span text:style-name="T32">ие</text:span>.</text:p>
      <text:p text:style-name="P12">९) सुमनसः <text:span text:style-name="T36">कन्याय</text:span><text:span text:style-name="T35">ै</text:span> अन्नम<text:span text:style-name="T18">् अ</text:span>दद<text:span text:style-name="T18">ुः</text:span> ।</text:p>
      <text:p text:style-name="P20">Добросердечные девушке еду дали. </text:p>
      <text:p text:style-name="P12">१०) क्षत्रिया<text:span text:style-name="T18">ः</text:span> हत<text:span text:style-name="T18">म्</text:span> मित्र<text:span text:style-name="T18">म्</text:span> लभध्वम्। स्व<text:span text:style-name="T18">म्</text:span> गृह<text:span text:style-name="T18">म्</text:span> प्रत्याभारत ।</text:p>
      <text:p text:style-name="P19">воины!, <text:s/>убитого друга берите. <text:s/>В свой(его) дом несите <text:span text:style-name="T39">обратно</text:span>.</text:p>
      <text:p text:style-name="P12">११) वचोभिः स्तुवन्ति मनःसु तु कुप्यन्ति ।</text:p>
      <text:p text:style-name="P19">словами славят, но в мыслях(разуме) гневаются.</text:p>
      <text:p text:style-name="P12">१२) य<text:span text:style-name="T18">त्</text:span> <text:span text:style-name="T18">कु</text:span>मारा<text:span text:style-name="T18">ः</text:span> नृपस्य गृहे <text:span text:style-name="T18">अ</text:span>कुर्व<text:span text:style-name="T18">न्</text:span> <text:span text:style-name="T18">तत् क</text:span>थयन्तु ।</text:p>
      <text:p text:style-name="P19">что юноши в царя доме делали, то пусть раскажут.</text:p>
      <text:p text:style-name="P12">१३) नृपस्य तेज<text:span text:style-name="T19">ः</text:span> ईक्षमाणाः सर्वे पौरा<text:span text:style-name="T19">ः</text:span> <text:span text:style-name="T19">तम्</text:span> नमसा <text:bookmark-start text:name="__DdeLink__6174_3924958822"/>पूजय<text:bookmark-end text:name="__DdeLink__6174_3924958822"/>न्ति ।</text:p>
      <text:p text:style-name="P22">Царя величие видящие все горожане <text:span text:style-name="T40">его </text:span>с почётом <text:span text:style-name="T40">почитают</text:span>.</text:p>
      <text:p text:style-name="P13">१४) नर<text:span text:style-name="T19">ः</text:span> द<text:span text:style-name="T19">ुः</text:span>ख<text:span text:style-name="T19">म्</text:span> मित्र<text:span text:style-name="T19">म्</text:span> दृष्ट्वा त<text:span text:style-name="T19">त्</text:span> <text:span text:style-name="T19">व</text:span>च<text:span text:style-name="T19">ः</text:span> <text:span text:style-name="T19">अ</text:span>ब्रवीत्। शृणु मित्र अल<text:span text:style-name="T19">म्</text:span> चिन्तय <text:span text:style-name="T41">इ</text:span>ति। श्व<text:span text:style-name="T19">ः</text:span> <text:span text:style-name="T19">अ</text:span>न्य<text:span text:style-name="T19">त्</text:span> <text:span text:style-name="T19">य</text:span><text:bookmark-start text:name="__DdeLink__6178_3924958822"/><text:bookmark-start text:name="__DdeLink__6182_3924958822"/>त्न<text:bookmark-end text:name="__DdeLink__6178_3924958822"/><text:bookmark-end text:name="__DdeLink__6182_3924958822"/><text:span text:style-name="T19">म्</text:span> कुरु ।</text:p>
      <text:p text:style-name="P22">Человек на печального друга посмотрев ту речь произнёс. Слушай, друг, хватит <text:span text:style-name="T41">беспокойства</text:span>. Завтра другую попытку сделай.</text:p>
      <text:p text:style-name="P12">१५) <text:bookmark-start text:name="__DdeLink__6189_3924958822"/>कुत्र<text:bookmark-end text:name="__DdeLink__6189_3924958822"/> <text:bookmark-start text:name="__DdeLink__6193_3924958822"/><text:span text:style-name="T19">उ</text:span>त्त<text:bookmark-end text:name="__DdeLink__6193_3924958822"/>माः पर्वता<text:span text:style-name="T19">ः</text:span> इति पृष्ट्वा कुमार<text:span text:style-name="T19">ः</text:span> <text:span text:style-name="T19">तान् द्र</text:span>ष्टु<text:span text:style-name="T19">म्</text:span> गच्छति ।</text:p>
      <text:p text:style-name="P22"><text:soft-page-break/>Где самые высокие горы – так спросив, юноша их увидеть идёт.</text:p>
      <text:p text:style-name="P22"/>
      <text:p text:style-name="P22">READINGS</text:p>
      <text:p text:style-name="P22"/>
      <text:p text:style-name="P22">The More We Know…</text:p>
      <text:p text:style-name="P22"/>
      <text:p text:style-name="P25">यदा किंचि<text:span text:style-name="T49">त्-</text:span>ज्ञ<text:span text:style-name="T42">ः</text:span> <text:span text:style-name="T42">अ</text:span>ह<text:span text:style-name="T42">म्</text:span> <text:bookmark-start text:name="__DdeLink__6856_3924958822"/><text:span text:style-name="T42">ग</text:span><text:bookmark-end text:name="__DdeLink__6856_3924958822"/><text:span text:style-name="T42">जः</text:span> इव मदान्धः समभव<text:span text:style-name="T42">म्</text:span></text:p>
      <text:p text:style-name="P27">Когда малознающий я как слон <text:span text:style-name="T49">cлепой от </text:span>безум<text:span text:style-name="T49">ия</text:span> был</text:p>
      <text:p text:style-name="P22">तदा सर्वज्ञ<text:span text:style-name="T42">ः</text:span> <text:span text:style-name="T42">अ</text:span>स्म<text:span text:style-name="T42">ि</text:span> <text:bookmark-start text:name="__DdeLink__6867_3924958822"/><text:span text:style-name="T42">इ</text:span>त<text:span text:style-name="T42">ि</text:span><text:bookmark-end text:name="__DdeLink__6867_3924958822"/> <text:span text:style-name="T42">अ</text:span>भव<text:span text:style-name="T42">त्</text:span> <text:span text:style-name="T42">अ</text:span>वलिप्त<text:span text:style-name="T42">म्</text:span> मम मनः ।</text:p>
      <text:p text:style-name="P28">Тогда думал,что я всезнающий есть – был нечистым мой разум</text:p>
      <text:p text:style-name="P22">यदा किंचि<text:span text:style-name="T42">त्</text:span> <text:span text:style-name="T42">कि</text:span><text:span text:style-name="T43">ं</text:span>चि<text:span text:style-name="T43">त्</text:span> बु<text:span text:style-name="T43">ध-</text:span>जन-सकाशा<text:span text:style-name="T43">त्</text:span> <text:span text:style-name="T43">अ</text:span>वगत<text:span text:style-name="T42">म्</text:span></text:p>
      <text:p text:style-name="P28">Когда больше и больше от мудр<text:span text:style-name="T50">ый</text:span> <text:span text:style-name="T49">людей</text:span> окружения понимал</text:p>
      <text:p text:style-name="P22">तदा मूर्ख<text:span text:style-name="T42">ः</text:span> <text:span text:style-name="T42">अ</text:span>स्म<text:span text:style-name="T42">ि</text:span> <text:span text:style-name="T42">इ</text:span>ति <text:bookmark-start text:name="__DdeLink__6877_3924958822"/>ज्व<text:bookmark-end text:name="__DdeLink__6877_3924958822"/><text:span text:style-name="T43">रः</text:span> इव मद<text:span text:style-name="T42">ः</text:span> मे व्यपगतः ॥</text:p>
      <text:p text:style-name="P28">Тогда я дурак есть – так, как лихорадка, моё безумие ушло.</text:p>
      <text:p text:style-name="P22"/>
      <text:p text:style-name="P22"/>
      <text:p text:style-name="P22">The Actions of Good People</text:p>
      <text:p text:style-name="P22"/>
      <text:p text:style-name="P23">तृष्णा<text:span text:style-name="T44">म्</text:span> छिन्धि भज क्षमा<text:span text:style-name="T44">म्</text:span> जहि मद<text:span text:style-name="T44">म्</text:span> पापे रति<text:span text:style-name="T44">म्</text:span> मा कृथाः </text:p>
      <text:p text:style-name="P29">Жажду <text:span text:style-name="T50">прекрати</text:span>, практикуй<text:span text:style-name="T51">(предпочти)</text:span> терпение, убей страсть, в грехе наслаждение не <text:span text:style-name="T51">ищи(</text:span>черпай<text:span text:style-name="T51">)</text:span></text:p>
      <text:p text:style-name="P24">सत्य<text:span text:style-name="T44">म्</text:span> <text:span text:style-name="T44">ब्रहि अनुयाहि</text:span> साधु-पदवी<text:span text:style-name="T44">म्</text:span> <text:s/>सेवस्व विद्व<text:span text:style-name="T50">त्-ज</text:span>नम् ।</text:p>
      <text:p text:style-name="P29">Истину говори, следуй пути святых, служи образованным людям</text:p>
      <text:p text:style-name="P22">मान्य <text:span text:style-name="T44">आ</text:span>न्मानय विद्विष<text:span text:style-name="T44">ः</text:span> <text:span text:style-name="T44">अ</text:span>प्यनुनय प्रख्यापय प्रश्रय<text:span text:style-name="T44">म्</text:span></text:p>
      <text:p text:style-name="P30">Достойных чествуй, врагов<text:span text:style-name="T51">(ненавистников)</text:span> умиротворяй, выказывай уважение(показывай скромность?)</text:p>
      <text:p text:style-name="P22">कीर्ति<text:span text:style-name="T44">म्</text:span> पालय <text:span text:style-name="T44">दुः</text:span>खिते कुरु दयाम<text:span text:style-name="T44">्</text:span> <text:span text:style-name="T44">ए</text:span>त<text:span text:style-name="T44">त्</text:span> <text:span text:style-name="T44">स</text:span>ता<text:span text:style-name="T44">म्</text:span> चेष्टितम् ॥</text:p>
      <text:p text:style-name="P29">Славу оберегай, к несчастным милосердие проявляй – это настоящих(добрых) людей поведение.</text:p>
      <text:p text:style-name="P29"/>
      <text:p text:style-name="P36">Объект чувств – местный падеж</text:p>
      <text:p text:style-name="P29"/>
      <text:p text:style-name="P29">Sarcastic and/or Realistic?</text:p>
      <text:p text:style-name="P29"/>
      <text:p text:style-name="P32">जातिः यातु(√या) रसातलम् गुणगणः <text:bookmark-start text:name="__DdeLink__6907_3924958822"/>तत्र<text:bookmark-end text:name="__DdeLink__6907_3924958822"/> अपि अधः गच्छताम् (Imper, 3p, sg, mv)</text:p>
      <text:p text:style-name="P31">Происхождение пусть катится в ад, добродетельность туда ещё ниже пусть идёт</text:p>
      <text:p text:style-name="P29">शील<text:span text:style-name="T45">म्</text:span> शैल-तटा<text:span text:style-name="T45">त्</text:span> <text:span text:style-name="T45">प</text:span>तत<text:span text:style-name="T45">ु</text:span> <text:span text:style-name="T45">अ</text:span>भि-जनः संदह्यता<text:span text:style-name="T45">म्</text:span> वह्निना । </text:p>
      <text:p text:style-name="P31">Хорошее поведение со скалистого склона пусть свалится, семья сожжена огнём пусть будет</text:p>
      <text:p text:style-name="P29">शौर्ये वैरिणि वज्रम<text:span text:style-name="T45">्</text:span> <text:span text:style-name="T45">आ</text:span>शु निपतत<text:span text:style-name="T45">ु</text:span> <text:span text:style-name="T45">अ</text:span>र्थ<text:span text:style-name="T45">ः</text:span> <text:span text:style-name="T45">अ</text:span>स्तु नः <text:bookmark-start text:name="__DdeLink__6916_3924958822"/>केवल<text:bookmark-end text:name="__DdeLink__6916_3924958822"/><text:span text:style-name="T45">म्</text:span> </text:p>
      <text:p text:style-name="P31">На воинскую(против врагов) доблесть <text:s/>быстрая молния да падёт, богаство пусть мы имеем только</text:p>
      <text:p text:style-name="P29">येन <text:span text:style-name="T45">ए</text:span><draw:frame draw:style-name="fr1" draw:name="Object1" text:anchor-type="as-char" svg:y="-0.377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केन विना गुणा<text:span text:style-name="T45">ः</text:span> <text:span text:style-name="T45">तृ</text:span>ण-लव-प्रायाः समस्ता इमे ॥</text:p>
      <text:p text:style-name="P31">Без которого одного добродетели <text:span text:style-name="T52">острия </text:span>травинки стоят все скопом.</text:p>
      <text:p text:style-name="P31"/>
      <text:p text:style-name="P31"/>
      <text:p text:style-name="P31">Introduction to the Hitopadeśa: The Instructive Power of Stories</text:p>
      <text:p text:style-name="P31"/>
      <text:p text:style-name="P31">य<text:span text:style-name="T46">त्</text:span> <text:span text:style-name="T46">न</text:span>वे भाजने लग्नः संस्कार<text:span text:style-name="T46">ः</text:span> न <text:span text:style-name="T46">अ</text:span>न्यथा भवेत् ।</text:p>
      <text:p text:style-name="P37">что на новый сосуд добавленный</text:p>
      <text:p text:style-name="P33"><text:span text:style-name="T53">Которое</text:span> совершенство лишь новому сосуду придано будет, а не иначе</text:p>
      <text:p text:style-name="P31"><text:soft-page-break/>कथा-छलेन बालाना<text:span text:style-name="T46">म्</text:span> नीति<text:span text:style-name="T46">ः</text:span> <text:span text:style-name="T46">तत् इ</text:span>ह कथ्यते ॥ १॥</text:p>
      <text:p text:style-name="P33">В форме сказки <text:span text:style-name="T53">для </text:span>дет<text:span text:style-name="T53">ей</text:span> мораль <text:span text:style-name="T53">то</text:span> здесь рассказывается</text:p>
      <text:p text:style-name="P31"/>
      <text:p text:style-name="P31">मित्र-लाभः सुहृ<text:span text:style-name="T47">द्-भे</text:span>द<text:span text:style-name="T47">ः</text:span> विग्रहः संधि<text:span text:style-name="T47">ः</text:span> <text:bookmark-start text:name="__DdeLink__6929_3924958822"/><text:span text:style-name="T47">ए</text:span>व<text:bookmark-end text:name="__DdeLink__6929_3924958822"/> च ।</text:p>
      <text:p text:style-name="P34">Обретение друзей, разлад меж приятелями, конфликт, и также примирение</text:p>
      <text:p text:style-name="P31"/>
      <text:p text:style-name="P31">पञ्च-तन्त्रात् <text:span text:style-name="T48">त</text:span>था <text:span text:style-name="T48">अ</text:span>न्यस्मा<text:span text:style-name="T48">त्</text:span> <text:span text:style-name="T48">ग्र</text:span>न्था<text:span text:style-name="T48">त्</text:span> <text:span text:style-name="T48">आ</text:span>कृष्य लिख्यते ॥ २॥</text:p>
      <text:p text:style-name="P35">Из Панчата<text:span text:style-name="T55">н</text:span>тры и другого текста <text:span text:style-name="T38">будучи </text:span><text:span text:style-name="T36">собра</text:span><text:span text:style-name="T38">нным</text:span> запис<text:span text:style-name="T54">ывается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0:14:25.950201227</meta:creation-date>
    <dc:date>2025-04-23T18:57:04.307360995</dc:date>
    <meta:editing-duration>P5DT8H42M4S</meta:editing-duration>
    <meta:editing-cycles>62</meta:editing-cycles>
    <meta:generator>LibreOffice/7.4.7.2$Linux_X86_64 LibreOffice_project/40$Build-2</meta:generator>
    <meta:document-statistic meta:table-count="3" meta:image-count="0" meta:object-count="1" meta:page-count="5" meta:paragraph-count="252" meta:word-count="1244" meta:character-count="6201" meta:non-whitespace-character-count="5151"/>
  </office:meta>
</office:document-meta>
</file>

<file path=Object 1/content.xml><?xml version="1.0" encoding="utf-8"?>
<math xmlns="http://www.w3.org/1998/Math/MathML" display="block"/>
</file>